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dbcInsert.setAccessTableColumnMetaData( boolean accessTableColumn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matchInParameterValuesWithInsertColumns( SqlParameterSource paramet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isCompi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prepareStatementForGeneratedKeys( Connection c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JdbcInsert.matchInParameterValuesWithInsertColumns(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setColumnNames( List &lt; String &gt; column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dbcInsert.get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onCompil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dbcInsert.doExecute( SqlParameterSource paramet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dbcInsert.executeBatchInternal( final List &lt; List &lt; Object &gt; &gt; batch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JdbcInsert.executeInsertAndReturnKeyInternal( final List &lt; ? &gt;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JdbcInsert.compileIntern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JdbcInsert.setGeneratedKeyNames( String ... generatedKey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Insert.doExecuteAndReturnKeyHolder(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dbcInsert.getBatch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getInser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setTableName( @ Nullable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Insert.setValues( PreparedStatement ps ,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compil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JdbcInsert.doExecuteAndReturnKeyHolder( SqlParameterSource paramet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dbcInsert.doExecuteBatch( Map &lt; String , ? &gt; ... bat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dbcInsert.setSchemaName( @ Nullable String schem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Insert.doExecute(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dbcInsert.checkCompi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dbcInsert.setParameterValues( PreparedStatement preparedStatement , List &lt; ? &gt; values , @ Nullable int ... column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JdbcInsert.getSchema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getJdbc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executeInsertInternal( List &lt; ? &gt;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dbcInsert.AbstractJdbcInsert( JdbcTemplate 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Insert.AbstractJdbcInsert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doExecuteAndReturnKey( SqlParameterSource parameter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dbcInsert.executeInsertAndReturnKeyHolderInternal( final List &lt; ? &gt; valu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AbstractJdbcInsert.setOverrideIncludeSynonymsDefault( boolean 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setCatalogName( @ Nullable String catal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JdbcInsert.getColum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doExecuteBatch( SqlParameterSource ... b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dbcInsert.doExecuteAndReturnKey( Map &lt; String , ? &gt;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dbcInsert.getInser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checkIfConfigurationModificationIsAllow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JdbcInsert.getGeneratedKe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getCatalo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JdbcInsert.setGeneratedKeyName( String generatedKe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